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entury Gothic" fo:font-size="10pt" fo:language="en" fo:country="SG" style:text-underline-style="solid" style:text-underline-width="auto" style:text-underline-color="font-color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5" style:family="text">
      <style:text-properties fo:language="en" fo:country="SG" style:font-name-asian="Calibri" style:language-asian="zh" style:country-asian="CN" style:font-name-complex="Courier New"/>
    </style:style>
    <style:style style:name="T6" style:family="text">
      <style:text-properties fo:language="en" fo:country="SG" style:font-name-asian="SimSun" style:language-asian="zh" style:country-asian="CN"/>
    </style:style>
    <style:style style:name="T7" style:family="text">
      <style:text-properties fo:language="en" fo:country="SG" style:font-name-asian="SimSun" style:language-asian="zh" style:country-asian="CN" style:font-name-complex="TimesNewRoman"/>
    </style:style>
    <style:style style:name="T8" style:family="text">
      <style:text-properties fo:language="en" fo:country="SG" style:text-underline-style="solid" style:text-underline-width="auto" style:text-underline-color="font-color" fo:font-weight="bold" style:font-name-asian="SimSun" style:language-asian="zh" style:country-asian="CN" style:font-weight-asian="bold"/>
    </style:style>
    <style:style style:name="T9" style:family="text">
      <style:text-properties fo:language="en" fo:country="SG" style:text-underline-style="solid" style:text-underline-width="auto" style:text-underline-color="font-color" fo:font-weight="normal" style:font-name-asian="SimSun" style:language-asian="zh" style:country-asian="CN" style:font-weight-asian="normal" style:font-weight-complex="normal"/>
    </style:style>
    <style:style style:name="T10" style:family="text">
      <style:text-properties fo:language="en" fo:country="SG" style:text-underline-style="none" fo:font-weight="normal" style:font-name-asian="SimSun" style:language-asian="zh" style:country-asian="CN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en" fo:country="SG" style:text-underline-style="solid" style:text-underline-width="auto" style:text-underline-color="font-color" fo:font-weight="normal" style:font-name-asian="SimSun" style:font-size-asian="10pt" style:language-asian="zh" style:country-asian="CN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placeholder text:placeholder-type="text">&lt;o.name&gt;</text:placeholder></text:span>. </text:p>
      <text:p text:style-name="P3">Company Registration No : <text:span text:style-name="T6"><text:placeholder text:placeholder-type="text">&lt;o.uen&gt;</text:placeholder></text:span> </text:p>
      <text:p text:style-name="P3">(Incorporated in the Republic of Singapore) </text:p>
      <text:p text:style-name="P2"/>
      <text:p text:style-name="P2"/>
      <text:p text:style-name="P6">MINUTES OF THE 6TH ANNUAL GENERAL MEETING </text:p>
      <text:p text:style-name="P2"/>
      <text:p text:style-name="P2">Date and Time <text:s/>: <text:span text:style-name="T6"><text:placeholder text:placeholder-type="text">&lt;get_datenow()&gt;</text:placeholder></text:span><text:span text:style-name="T6"><text:tab/></text:span>at <text:span text:style-name="T6"><text:placeholder text:placeholder-type="text">&lt;get_timenow_12h()&gt;</text:placeholder></text:span></text:p>
      <text:p text:style-name="P2"/>
      <text:p text:style-name="P2">Venue<text:tab/><text:tab/> <text:s/>: <text:span text:style-name="T7"><text:placeholder text:placeholder-type="text">&lt;get_company_full_address(o.company_id)&gt;</text:placeholder></text:span></text:p>
      <text:p text:style-name="P2"/>
      <text:p text:style-name="P2">Present<text:tab/><text:tab/> :<text:tab/>As per Attendance List </text:p>
      <text:p text:style-name="P8"/>
      <text:p text:style-name="P2"/>
      <text:p text:style-name="P2"/>
      <text:p text:style-name="P5">(I)<text:tab/>Chairman </text:p>
      <text:p text:style-name="P2"><text:span text:style-name="T1"><text:placeholder text:placeholder-type="text">&lt;get_chairman(o.id)&gt;</text:placeholder></text:span><text:span text:style-name="T1"> </text:span>was appointed as the Chairman for the purpose of the Meeting. </text:p>
      <text:p text:style-name="P2"/>
      <text:p text:style-name="P2"/>
      <text:p text:style-name="P5">(II)<text:tab/>Quorum </text:p>
      <text:p text:style-name="P2">The Chairman after having ascertained that a quorum was present called the Meeting to order. </text:p>
      <text:p text:style-name="P2"/>
      <text:p text:style-name="P2"/>
      <text:p text:style-name="P5">(III)<text:tab/>Notice </text:p>
      <text:p text:style-name="P2">Notice of the Meeting, having been previously circulated to all members entitled and with the consent of the Meeting, was taken as read. </text:p>
      <text:p text:style-name="P2"/>
      <text:p text:style-name="P2"/>
      <text:p text:style-name="P5">(IV)<text:tab/>Ordinary Business </text:p>
      <text:p text:style-name="P2"/>
      <text:p text:style-name="P7">(1)<text:tab/>DIRECTORS' REPORT AND FINANCIAL STATEMENTS </text:p>
      <text:p text:style-name="P9"><text:span text:style-name="T1">IT WAS RESOLVED THAT</text:span> the unaudited Financial Statements for the financial year ended <text:span text:style-name="T10"><text:placeholder text:placeholder-type="text">&lt;convert_date_d_B_Y(o.fs_end_date)&gt;</text:placeholder></text:span> together with the Reports of the Directors and the Statement of the Directors thereon, be and are hereby considered and adopted. </text:p>
      <text:p text:style-name="P4"/>
      <text:p text:style-name="P7">(2)<text:tab/>CONFIRMATION OF COMPANY DORMANT STATUS </text:p>
      <text:p text:style-name="P9"><text:span text:style-name="T1">IT WAS RESOLVED</text:span> that the Company has remained dormant for the financial year ended <text:span text:style-name="T10"><text:placeholder text:placeholder-type="text">&lt;convert_date_d_B_Y(o.fs_end_date)&gt;</text:placeholder></text:span> be and is hereby confirmed. </text:p>
      <text:p text:style-name="P4"/>
      <text:p text:style-name="P7">(3)<text:tab/>RE‑ELECTION OF RETIRING DIRECTORS </text:p>
      <text:p text:style-name="P9"><text:span text:style-name="T1">IT WAS</text:span><text:span text:style-name="T1"> RESOLVED THAT</text:span> the directors who have retired in accordance with the Articles ___ of the Articles of Association of the Company, being eligible, be and are hereby re-elected as Directors of the Company. </text:p>
      <text:p text:style-name="P4"/>
      <text:p text:style-name="P7">(V)<text:tab/>Conclusion </text:p>
      <text:p text:style-name="P9">There being no other business, the Meeting terminated with a vote of thanks to the Chairman. </text:p>
      <text:p text:style-name="P4"/>
      <text:p text:style-name="P4">Certified as true record of Minutes </text:p>
      <text:p text:style-name="P2"/>
      <text:p text:style-name="P2"/>
      <text:p text:style-name="P2">________________________________ </text:p>
      <text:p text:style-name="P2"><text:span text:style-name="T11"><text:placeholder text:placeholder-type="text">&lt;get_chairman(o.id)&gt;</text:placeholder></text:span></text:p>
      <text:p text:style-name="P2">Chairman of Mee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8:30</meta:creation-date>
    <dc:date>2015-12-08T16:55:37</dc:date>
    <dc:creator>phung11764 </dc:creator>
    <meta:editing-duration>PT11M22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30" meta:character-count="1618" meta:non-whitespace-character-count="1385"/>
  </office:meta>
</office:document-meta>
</file>